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4362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7091in"/>
    </style:style>
    <style:style style:name="ro1" style:family="table-row">
      <style:table-row-properties style:row-height="0.802in" fo:break-before="auto" style:use-optimal-row-height="fals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8543in" fo:break-before="auto" style:use-optimal-row-height="false"/>
    </style:style>
    <style:style style:name="ro4" style:family="table-row">
      <style:table-row-properties style:row-height="0.8126in" fo:break-before="auto" style:use-optimal-row-height="false"/>
    </style:style>
    <style:style style:name="ro5" style:family="table-row">
      <style:table-row-properties style:row-height="0.8335in" fo:break-before="auto" style:use-optimal-row-height="false"/>
    </style:style>
    <style:style style:name="ta1" style:family="table" style:master-page-name="PageStyle_5f_Fec_5f_83_5f_86">
      <style:table-properties table:display="true" style:writing-mode="lr-tb"/>
    </style:style>
    <style:style style:name="ta2" style:family="table" style:master-page-name="PageStyle_5f_Fec_5f_87_5f_90">
      <style:table-properties table:display="true" style:writing-mode="lr-tb"/>
    </style:style>
    <style:style style:name="ta3" style:family="table" style:master-page-name="PageStyle_5f_Fec_5f_91_5f_94">
      <style:table-properties table:display="true" style:writing-mode="lr-tb"/>
    </style:style>
    <style:style style:name="ta4" style:family="table" style:master-page-name="PageStyle_5f_Fec_5f_95_5f_98">
      <style:table-properties table:display="true" style:writing-mode="lr-tb"/>
    </style:style>
    <style:style style:name="ta5" style:family="table" style:master-page-name="PageStyle_5f_Fec_5f_99_5f_0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ec_83_8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 table:number-columns-spanned="4" table:number-rows-spanned="1">
            <text:p>Interruzioni volontarie della gravidanza per 1000 donne in età feconda (15-49)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7.7">
            <text:p>18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23.3">
            <text:p>23,3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6.3">
            <text:p>16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2.4">
            <text:p>12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10">
            <text:p>10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5.4">
            <text:p>15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8.9">
            <text:p>19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20.6">
            <text:p>21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9.5">
            <text:p>20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9.1">
            <text:p>19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16.1">
            <text:p>16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9">
            <text:p>19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7.4">
            <text:p>17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6.3">
            <text:p>16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1.9">
            <text:p>12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8.9">
            <text:p>29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6.2">
            <text:p>16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12">
            <text:p>12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12">
            <text:p>12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10.7">
            <text:p>10,7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8.6">
            <text:p>19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22.6">
            <text:p>22,6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5.9">
            <text:p>16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0.3">
            <text:p>10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9.8">
            <text:p>10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5.1">
            <text:p>15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8.6">
            <text:p>19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9.7">
            <text:p>20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8.8">
            <text:p>19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0.5">
            <text:p>21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15.8">
            <text:p>16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8.7">
            <text:p>19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8.2">
            <text:p>18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6.5">
            <text:p>17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1.7">
            <text:p>12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Default" office:value-type="float" office:value="29.1">
            <text:p>29,1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7.9">
            <text:p>18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10.4">
            <text:p>10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11.2">
            <text:p>11,2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11">
            <text:p>11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6">
            <text:p>16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22.9">
            <text:p>22,9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4.4">
            <text:p>14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9.6">
            <text:p>10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8.9">
            <text:p>9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3.3">
            <text:p>13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6.9">
            <text:p>1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7.6">
            <text:p>1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5.8">
            <text:p>16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9.5">
            <text:p>20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14">
            <text:p>14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6.8">
            <text:p>1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6.9">
            <text:p>1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7.5">
            <text:p>1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0.4">
            <text:p>10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6.7">
            <text:p>2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6.9">
            <text:p>1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10.1">
            <text:p>10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12">
            <text:p>12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11.4">
            <text:p>11,4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4.8">
            <text:p>15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9.9">
            <text:p>19,9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3.2">
            <text:p>13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9">
            <text:p>9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8.4">
            <text:p>8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2.3">
            <text:p>12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5.5">
            <text:p>1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6.1">
            <text:p>1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3.9">
            <text:p>14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7.4">
            <text:p>17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12.4">
            <text:p>12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6.4">
            <text:p>1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6.3">
            <text:p>1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5.9">
            <text:p>1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0.7">
            <text:p>11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5">
            <text:p>25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6.5">
            <text:p>17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9.9">
            <text:p>10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11.4">
            <text:p>11,4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9.4">
            <text:p>9,4</text:p>
          </table:table-cell>
          <table:table-cell office:value-type="float" office:value="1986">
            <text:p>1986</text:p>
          </table:table-cell>
          <table:table-cell table:number-columns-repeated="252"/>
        </table:table-row>
      </table:table>
      <table:table table:name="Fec_87_9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46" table:default-cell-style-name="Default"/>
        <table:table-row table:style-name="ro3">
          <table:table-cell table:style-name="ce1" office:value-type="string" table:number-columns-spanned="4" table:number-rows-spanned="1">
            <text:p>Interruzioni volontarie della gravidanza per 1000 donne in età feconda (15-49)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5.5">
            <text:p>1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6.6">
            <text:p>17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10.5">
            <text:p>11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1.8">
            <text:p>12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5.3">
            <text:p>15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1.5">
            <text:p>12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4.3">
            <text:p>14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4.6">
            <text:p>15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2.6">
            <text:p>13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11.1">
            <text:p>11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6.6">
            <text:p>17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4">
            <text:p>14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3.2">
            <text:p>23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8.6">
            <text:p>8,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11">
            <text:p>11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4">
            <text:p>14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8.6">
            <text:p>9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6.1">
            <text:p>1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7.5">
            <text:p>17,5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7.6">
            <text:p>8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4">
            <text:p>14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4.5">
            <text:p>15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8.2">
            <text:p>8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1.2">
            <text:p>11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3.9">
            <text:p>14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1">
            <text:p>11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4.8">
            <text:p>15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3.7">
            <text:p>14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1.9">
            <text:p>12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10.2">
            <text:p>10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5.2">
            <text:p>15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3.2">
            <text:p>13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0.6">
            <text:p>21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9.2">
            <text:p>9,2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10.4">
            <text:p>10,4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3.6">
            <text:p>14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7.9">
            <text:p>8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5.4">
            <text:p>15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7">
            <text:p>17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7.2">
            <text:p>7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3.7">
            <text:p>14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5.5">
            <text:p>16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8.3">
            <text:p>8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0.3">
            <text:p>10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3.4">
            <text:p>13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0.4">
            <text:p>10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4.5">
            <text:p>15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2.5">
            <text:p>13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1.1">
            <text:p>11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9.4">
            <text:p>9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5.1">
            <text:p>15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2.5">
            <text:p>13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1.5">
            <text:p>22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8.8">
            <text:p>8,8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9.5">
            <text:p>9,5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3">
            <text:p>13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7.6">
            <text:p>8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4.7">
            <text:p>15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6.2">
            <text:p>16,2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.8">
            <text:p>7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3.1">
            <text:p>13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3.8">
            <text:p>14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9.5">
            <text:p>10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.7">
            <text:p>10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2.8">
            <text:p>13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10.1">
            <text:p>10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3.9">
            <text:p>14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2.5">
            <text:p>13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0.8">
            <text:p>11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9.2">
            <text:p>9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5.1">
            <text:p>15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2.1">
            <text:p>12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0.3">
            <text:p>20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7.8">
            <text:p>7,8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9.2">
            <text:p>9,2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2.7">
            <text:p>13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7.1">
            <text:p>7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3.8">
            <text:p>14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1.7">
            <text:p>11,7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.6">
            <text:p>7</text:p>
          </table:table-cell>
          <table:table-cell office:value-type="float" office:value="1990">
            <text:p>1990</text:p>
          </table:table-cell>
          <table:table-cell table:number-columns-repeated="252"/>
        </table:table-row>
      </table:table>
      <table:table table:name="Fec_91_94" table:style-name="ta3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7" table:number-columns-repeated="252" table:default-cell-style-name="Default"/>
        <table:table-row table:style-name="ro4">
          <table:table-cell table:style-name="ce1" office:value-type="string" table:number-columns-spanned="4" table:number-rows-spanned="1">
            <text:p>Interruzioni volontarie della gravidanza per 1000 donne in età feconda (15-49)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1.8">
            <text:p>12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2.9">
            <text:p>12,9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10.3">
            <text:p>10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7.3">
            <text:p>7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.5">
            <text:p>7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9.5">
            <text:p>10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2">
            <text:p>12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2.5">
            <text:p>13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2.2">
            <text:p>12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4">
            <text:p>14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8.7">
            <text:p>9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3">
            <text:p>13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2">
            <text:p>12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5.1">
            <text:p>15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.5">
            <text:p>10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9.3">
            <text:p>19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3.8">
            <text:p>14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8.5">
            <text:p>9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8.5">
            <text:p>8,5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8.3">
            <text:p>8,3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1.1">
            <text:p>11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1.9">
            <text:p>11,9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9.9">
            <text:p>10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8">
            <text:p>7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.3">
            <text:p>6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8.7">
            <text:p>9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1.7">
            <text:p>12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1.6">
            <text:p>12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1.8">
            <text:p>12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3.9">
            <text:p>14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8.5">
            <text:p>9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2.5">
            <text:p>13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0.9">
            <text:p>11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5.1">
            <text:p>15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.5">
            <text:p>10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8.2">
            <text:p>18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3.8">
            <text:p>14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7.4">
            <text:p>7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7.6">
            <text:p>7,6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8.6">
            <text:p>8,6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1">
            <text:p>11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1.4">
            <text:p>11,4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9.3">
            <text:p>9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6">
            <text:p>7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">
            <text:p>6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8.4">
            <text:p>8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1">
            <text:p>11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1.4">
            <text:p>11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1.2">
            <text:p>11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2.2">
            <text:p>12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8.2">
            <text:p>8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Default" office:value-type="float" office:value="12.5">
            <text:p>12,5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0.8">
            <text:p>11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4">
            <text:p>14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8.9">
            <text:p>9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7.8">
            <text:p>18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3.3">
            <text:p>13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7.3">
            <text:p>7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7.2">
            <text:p>7,2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7.6">
            <text:p>7,6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0.7">
            <text:p>11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9">
            <text:p>9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9">
            <text:p>9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1">
            <text:p>6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5.4">
            <text:p>5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6">
            <text:p>8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1.2">
            <text:p>11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9.7">
            <text:p>10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0.8">
            <text:p>11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1.7">
            <text:p>12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6.7">
            <text:p>7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Default" office:value-type="float" office:value="11">
            <text:p>11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0.2">
            <text:p>10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.8">
            <text:p>13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">
            <text:p>9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6.1">
            <text:p>16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1.4">
            <text:p>11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7.7">
            <text:p>8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6.9">
            <text:p>6,9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7.5">
            <text:p>7,5</text:p>
          </table:table-cell>
          <table:table-cell office:value-type="float" office:value="1994">
            <text:p>1994</text:p>
          </table:table-cell>
          <table:table-cell table:number-columns-repeated="252"/>
        </table:table-row>
      </table:table>
      <table:table table:name="Fec_95_9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38" table:default-cell-style-name="Default"/>
        <table:table-row table:style-name="ro4">
          <table:table-cell table:style-name="ce1" office:value-type="string" table:number-columns-spanned="4" table:number-rows-spanned="1">
            <text:p>Interruzioni volontarie della gravidanza per 1000 donne in età feconda (15-49)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9.7">
            <text:p>10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8">
            <text:p>8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8.8">
            <text:p>9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1">
            <text:p>6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5.6">
            <text:p>6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3">
            <text:p>7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0.1">
            <text:p>10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">
            <text:p>10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.9">
            <text:p>10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1.2">
            <text:p>11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6.3">
            <text:p>6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Default" office:value-type="float" office:value="10.1">
            <text:p>10,1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9.7">
            <text:p>10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.6">
            <text:p>13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.3">
            <text:p>9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6.2">
            <text:p>16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3.3">
            <text:p>13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7.7">
            <text:p>8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7.1">
            <text:p>7,1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7.9">
            <text:p>7,9</text:p>
          </table:table-cell>
          <table:table-cell office:value-type="float" office:value="1995">
            <text:p>199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9.1">
            <text:p>9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1.2">
            <text:p>11,2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8.8">
            <text:p>9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3">
            <text:p>6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5.7">
            <text:p>6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3">
            <text:p>7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0.9">
            <text:p>11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.4">
            <text:p>10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.9">
            <text:p>10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1.6">
            <text:p>12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7.5">
            <text:p>8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Default" office:value-type="float" office:value="11.1">
            <text:p>11,1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0.1">
            <text:p>10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">
            <text:p>12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.2">
            <text:p>9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5.7">
            <text:p>16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1">
            <text:p>11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8.8">
            <text:p>9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7.8">
            <text:p>7,8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7">
            <text:p>7</text:p>
          </table:table-cell>
          <table:table-cell office:value-type="float" office:value="1996">
            <text:p>199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9.5">
            <text:p>10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0.7">
            <text:p>10,7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9.1">
            <text:p>9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3">
            <text:p>6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5.8">
            <text:p>6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5">
            <text:p>8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0.6">
            <text:p>11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.3">
            <text:p>10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.9">
            <text:p>10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1.3">
            <text:p>11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7.7">
            <text:p>8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Default" office:value-type="float" office:value="10.8">
            <text:p>10,8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10.2">
            <text:p>10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.1">
            <text:p>12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">
            <text:p>9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5.1">
            <text:p>15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0.6">
            <text:p>11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9.3">
            <text:p>9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8">
            <text:p>8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6.8">
            <text:p>6,8</text:p>
          </table:table-cell>
          <table:table-cell office:value-type="float" office:value="1997">
            <text:p>199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9.8">
            <text:p>10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10.6">
            <text:p>10,6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9.1">
            <text:p>9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5">
            <text:p>7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5.8">
            <text:p>6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6">
            <text:p>8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1.1">
            <text:p>11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.6">
            <text:p>11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0.1">
            <text:p>10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1">
            <text:p>11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7.7">
            <text:p>8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Default" office:value-type="float" office:value="10.9">
            <text:p>10,9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9.9">
            <text:p>10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0.3">
            <text:p>10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.3">
            <text:p>9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4.7">
            <text:p>15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0.2">
            <text:p>10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8.9">
            <text:p>9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Default" office:value-type="float" office:value="8.1">
            <text:p>8,1</text:p>
          </table:table-cell>
          <table:table-cell office:value-type="float" office:value="1998">
            <text:p>199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Default" office:value-type="float" office:value="6.3">
            <text:p>6,3</text:p>
          </table:table-cell>
          <table:table-cell office:value-type="float" office:value="1998">
            <text:p>1998</text:p>
          </table:table-cell>
          <table:table-cell table:number-columns-repeated="252"/>
        </table:table-row>
      </table:table>
      <table:table table:name="Fec_99_02" table:style-name="ta5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6"/>
        <table:table-column table:style-name="co5" table:default-cell-style-name="Default"/>
        <table:table-column table:style-name="co3" table:default-cell-style-name="Default"/>
        <table:table-column table:style-name="co6" table:number-columns-repeated="234" table:default-cell-style-name="Default"/>
        <table:table-row table:style-name="ro5">
          <table:table-cell table:style-name="ce1" office:value-type="string" table:number-columns-spanned="4" table:number-rows-spanned="1">
            <text:p>Interruzioni volontarie della gravidanza per 1000 donne in età feconda (15-49)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9.7">
            <text:p>9,7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10.9">
            <text:p>10,9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9.5">
            <text:p>10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2">
            <text:p>6,2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.2">
            <text:p>6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9">
            <text:p>7,9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10.9">
            <text:p>11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10.7">
            <text:p>11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9.6">
            <text:p>10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11">
            <text:p>11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7.5">
            <text:p>8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1.2">
            <text:p>11,2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9.9">
            <text:p>10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table:style-name="ce4" office:value-type="float" office:value="10.7">
            <text:p>11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9.4">
            <text:p>9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4.3">
            <text:p>14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9.9">
            <text:p>10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8.5">
            <text:p>9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8.4">
            <text:p>8,4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6.3">
            <text:p>6,3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0.3">
            <text:p>10,3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11.1">
            <text:p>11,1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9.1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1">
            <text:p>6,1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.1">
            <text:p>6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4">
            <text:p>7,4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10.8">
            <text:p>11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10.6">
            <text:p>11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9.9">
            <text:p>10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11.3">
            <text:p>11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7.3">
            <text:p>7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0.5">
            <text:p>10,5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9.5">
            <text:p>10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8.9">
            <text:p>8,9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3.6">
            <text:p>14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8.6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8.2">
            <text:p>8,2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7.9">
            <text:p>7,9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6.2">
            <text:p>6,2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0.1">
            <text:p>10,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10.4">
            <text:p>10,4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9.4">
            <text:p>9,4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1">
            <text:p>6,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.2">
            <text:p>6,2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5">
            <text:p>7,5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0.8">
            <text:p>10,8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.4">
            <text:p>10,4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.2">
            <text:p>9,2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1.6">
            <text:p>11,6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7.3">
            <text:p>7,3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0.6">
            <text:p>10,6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8.7">
            <text:p>8,7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8.3">
            <text:p>8,3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8.5">
            <text:p>8,5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3.3">
            <text:p>13,3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9.1">
            <text:p>9,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7.1">
            <text:p>7,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7.2">
            <text:p>7,2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5.8">
            <text:p>5,8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0.4">
            <text:p>10,4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10.4">
            <text:p>10,4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9.3">
            <text:p>9,3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6.3">
            <text:p>6,3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.5">
            <text:p>6,5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7.6">
            <text:p>7,6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11.1">
            <text:p>11,1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.8">
            <text:p>10,8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.1">
            <text:p>9,1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11.7">
            <text:p>11,7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7.6">
            <text:p>7,6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1.1">
            <text:p>11,1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9.3">
            <text:p>9,3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9.2">
            <text:p>9,2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9.1">
            <text:p>9,1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2.6">
            <text:p>12,6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8.3">
            <text:p>8,3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7.1">
            <text:p>7,1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7.5">
            <text:p>7,5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5.7">
            <text:p>5,7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 table:number-rows-repeated="6545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2">12/07/2006</text:date>, <text:time>22.26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ec_5f_83_5f_86" style:display-name="PageStyle_Fec_83_86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c_5f_87_5f_90" style:display-name="PageStyle_Fec_87_90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c_5f_91_5f_94" style:display-name="PageStyle_Fec_91_94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c_5f_95_5f_98" style:display-name="PageStyle_Fec_95_98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c_5f_99_5f_02" style:display-name="PageStyle_Fec_99_0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1-18T02:59:39</meta:creation-date>
    <dc:creator>Marco</dc:creator>
    <dc:date>2005-11-18T11:02:15</dc:date>
    <meta:print-date>2006-07-12T22:25:39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cell-count="1625"/>
  </office:meta>
</office:document-meta>
</file>